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ouverture :</text:p>
      <text:p text:style-name="Standard"><text:tab/>-analyse sémantique<text:s/>&amp; linguistique .</text:p>
      <text:p text:style-name="Standard"><text:tab/>-inclure divers site (vidéo, audio, vente, réseaux sociaux, …).</text:p>
      <text:p text:style-name="Standard"><text:tab/>-bibliothèque de page (et/ou arbre) personnel.</text:p>
      <text:p text:style-name="Standard"><text:tab/>-Andoid, IOS, .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 Cardoso</dc:creator>
    <meta:creation-date>2017-09-23T00:11:00Z</meta:creation-date>
    <dc:date>2017-11-13T08:09:00Z</dc:date>
    <meta:template xlink:href="Normal" xlink:type="simple"/>
    <meta:editing-cycles>3</meta:editing-cycles>
    <meta:editing-duration>PT0S</meta:editing-duration>
    <meta:document-statistic meta:page-count="1" meta:paragraph-count="1" meta:word-count="28" meta:character-count="181" meta:row-count="1" meta:non-whitespace-character-count="154"/>
  </office:meta>
</office:document-meta>
</file>